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3" table:default-cell-style-name="ce4"/>
        <table:table-column table:style-name="co15" table:default-cell-style-name="ce4"/>
        <table:table-column table:style-name="co16" table:number-columns-repeated="240" table:default-cell-style-name="ce4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</text:p>
          </table:table-cell>
          <table:table-cell table:style-name="ce3" table:number-columns-repeated="2"/>
          <table:table-cell table:style-name="ce3" office:value-type="string">
            <text:p>TST_DEFAULTFAMILY1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6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1">
            <text:p>201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2">
            <text:p>202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3">
            <text:p>203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4">
            <text:p>204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5">
            <text:p>205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ITLE</text:p>
          </table:table-cell>
          <table:table-cell table:style-name="ce7" office:value-type="string">
            <text:p>The title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1</text:p>
          </table:table-cell>
          <table:table-cell table:style-name="ce7" office:value-type="string">
            <text:p>::isOne(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2</text:p>
          </table:table-cell>
          <table:table-cell table:style-name="ce7" office:value-type="string">
            <text:p>::oneMore(TST_NUMBER1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3</text:p>
          </table:table-cell>
          <table:table-cell table:style-name="ce7" office:value-type="string">
            <text:p>::oneMore(2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4</text:p>
          </table:table-cell>
          <table:table-cell table:style-name="ce7" office:value-type="string">
            <text:p>::oneMore("3"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5</text:p>
          </table:table-cell>
          <table:table-cell table:style-name="ce7" office:value-type="string">
            <text:p>::oneMore('4'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6</text:p>
          </table:table-cell>
          <table:table-cell table:style-name="ce7" office:value-type="string">
            <text:p>::simpleAdd("34","16"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7</text:p>
          </table:table-cell>
          <table:table-cell table:style-name="ce7" office:value-type="string">
            <text:p>::simpleAdd("34", '16', TST_NUMBER1, TST_NUMBER2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NUMBER8</text:p>
          </table:table-cell>
          <table:table-cell table:style-name="ce7" office:value-type="string">
            <text:p>TestStaticDefault::multiAdd(1,2,3)</text:p>
          </table:table-cell>
          <table:table-cell table:style-name="ce7" table:number-columns-repeated="253"/>
        </table:table-row>
        <table:table-row table:style-name="ro1">
          <table:table-cell table:style-name="ce7" table:number-columns-repeated="256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::itSelf('TST_TITLE'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EXT2</text:p>
          </table:table-cell>
          <table:table-cell table:style-name="ce7" office:value-type="string">
            <text:p>::itSelf("TST_TITLE"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EXT3</text:p>
          </table:table-cell>
          <table:table-cell table:style-name="ce7" office:value-type="string">
            <text:p>::commaConcat(TST_TEXT1, TST_TEXT2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EXT4</text:p>
          </table:table-cell>
          <table:table-cell table:style-name="ce7" office:value-type="string">
            <text:p>::commaConcat("it is", 'simple word', testing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EXT5</text:p>
          </table:table-cell>
          <table:table-cell table:style-name="ce7" office:value-type="string">
            <text:p>::commaConcat("it's", 'a "citation"', "and \"second\"")</text:p>
          </table:table-cell>
          <table:table-cell table:style-name="ce7" table:number-columns-repeated="253"/>
        </table:table-row>
        <table:table-row table:style-name="ro1">
          <table:table-cell table:style-name="ce7" office:value-type="string">
            <text:p>DEFAULT</text:p>
          </table:table-cell>
          <table:table-cell table:style-name="ce7" office:value-type="string">
            <text:p>TST_TEXT6</text:p>
          </table:table-cell>
          <table:table-cell table:style-name="ce7" office:value-type="string">
            <text:p>TestStaticDefault::semiColumnConcat("[",TST_TEXT1,"]")</text:p>
          </table:table-cell>
          <table:table-cell table:style-name="ce7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15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8T15:26:54</dc:date>
    <dc:creator>Eric Brison</dc:creator>
    <meta:generator>LibreOffice/3.4$Linux LibreOffice_project/340m1$Build-402</meta:generator>
    <meta:editing-duration>P2DT10H3M7S</meta:editing-duration>
    <meta:editing-cycles>73</meta:editing-cycles>
    <meta:document-statistic meta:table-count="1" meta:cell-count="242" meta:object-count="0"/>
  </office:meta>
</office:document-meta>
</file>